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h text:style-name="P1" text:outline-level="2"/>
      <text:h text:style-name="P1" text:outline-level="2"/>
      <text:h text:style-name="P1" text:outline-level="2">Ciclo</text:h>
      <text:h text:style-name="P1" text:outline-level="2"><text:s/>Administración de Sistemas Informáticos en Red</text:h>
      <text:p text:style-name="Text_20_body"/>
      <text:h text:style-name="P1" text:outline-level="2">Proyecto</text:h>
      <text:h text:style-name="P1" text:outline-level="2"><text:s/>Software MDM (Mobile Device Management)</text:h>
      <text:p text:style-name="Text_20_body"/>
      <text:h text:style-name="P1" text:outline-level="2">Alumno</text:h>
      <text:h text:style-name="P1" text:outline-level="2">Ernesto Álvarez Sil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">Ciclo<text:tab/>1</text:p>
          <text:p text:style-name="P4"><text:s/>Administración de Sistemas Informáticos en Red<text:tab/>1</text:p>
          <text:p text:style-name="P4">Proyecto<text:tab/>1</text:p>
          <text:p text:style-name="P4"><text:s/>Software MDM (Mobile Device Management)<text:tab/>1</text:p>
          <text:p text:style-name="P4">Alumno<text:tab/>1</text:p>
          <text:p text:style-name="P4">Ernesto Álvarez Siles<text:tab/>1</text:p>
          <text:p text:style-name="P3">Introducción y justificación<text:tab/>3</text:p>
          <text:p text:style-name="P3">Objetivos<text:tab/>3</text:p>
          <text:p text:style-name="P3">Análisis del contexto<text:tab/>3</text:p>
          <text:p text:style-name="P3">Desarrollo del contenido<text:tab/>3</text:p>
          <text:p text:style-name="P3">Conclusión y valoración personal<text:tab/>3</text:p>
          <text:p text:style-name="P3">Bibliografía y fuentes de consulta<text:tab/>3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Heading_20_1" text:outline-level="1">Introducción y justificación</text:h>
      <text:h text:style-name="Heading_20_1" text:outline-level="1">Objetivos</text:h>
      <text:h text:style-name="Heading_20_1" text:outline-level="1">Análisis del contexto</text:h>
      <text:h text:style-name="Heading_20_1" text:outline-level="1">Desarrollo del contenido</text:h>
      <text:h text:style-name="Heading_20_1" text:outline-level="1">Conclusión y valoración personal</text:h>
      <text:h text:style-name="Heading_20_1" text:outline-level="1">Bibliografía y fuentes de consulta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27T18:24:42.81</meta:creation-date>
    <dc:date>2016-04-29T18:49:00.29</dc:date>
    <meta:editing-duration>PT25H05M04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3" meta:paragraph-count="25" meta:word-count="87" meta:character-count="593"/>
    <meta:user-defined meta:name="Información 1"/>
    <meta:user-defined meta:name="Información 2"/>
    <meta:user-defined meta:name="Información 3"/>
    <meta:user-defined meta:name="Información 4"/>
  </office:meta>
</office:document-meta>
</file>